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Bullet" style:list-style-name="">
      <style:paragraph-properties fo:margin-left="0.6898in" fo:margin-right="0in" fo:orphans="2" fo:widows="2" fo:text-indent="-0.6898in" style:auto-text-indent="false"/>
      <style:text-properties style:font-name="TimesNewRoman" fo:font-size="14pt" officeooo:paragraph-rsid="001fbdcc" style:font-size-asian="14pt" style:font-size-complex="14pt"/>
    </style:style>
    <style:style style:name="P2" style:family="paragraph" style:parent-style-name="Text_20_body" style:list-style-name="L1">
      <style:paragraph-properties fo:orphans="2" fo:widows="2"/>
      <style:text-properties officeooo:paragraph-rsid="0020ed59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bold" officeooo:rsid="001fbdcc" officeooo:paragraph-rsid="001fbdcc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officeooo:rsid="0020ed59" officeooo:paragraph-rsid="0020ed59" style:font-size-asian="14pt" style:font-size-complex="14pt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style:font-name="TimesNewRoman" fo:font-size="14pt" officeooo:paragraph-rsid="001fbdcc" style:font-size-asian="14pt" style:font-size-complex="14pt"/>
    </style:style>
    <style:style style:name="P8" style:family="paragraph" style:parent-style-name="Standard">
      <style:text-properties style:font-name="TimesNewRoman" fo:font-size="14pt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bold" style:font-weight-asian="bold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NewRoman" fo:font-size="14pt" fo:letter-spacing="normal" fo:font-style="normal" fo:font-weight="normal" officeooo:rsid="0020ed59" style:font-size-asian="14pt" style:font-size-complex="14pt"/>
    </style:style>
    <style:style style:name="T5" style:family="text">
      <style:text-properties fo:font-variant="normal" fo:text-transform="none" fo:color="#000000" style:font-name="TimesNewRoman" fo:font-size="14pt" fo:letter-spacing="normal" fo:font-style="normal" fo:font-weight="bold" officeooo:rsid="0020ed59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fbdc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руппа<text:span text:style-name="T6">: ИУ5-31</text:span></text:p>
      <text:p text:style-name="P3">Студент<text:span text:style-name="T6">: Белоусов Евгений</text:span></text:p>
      <text:p text:style-name="P1"><text:span text:style-name="T2">КВ № 9. </text:span><text:span text:style-name="T1">Дать определения (лекционные и альтернативные) понятий </text:span><text:span text:style-name="T2">СОИ</text:span><text:span text:style-name="T1">, </text:span><text:span text:style-name="T2">АСОИ</text:span><text:span text:style-name="T1">, </text:span><text:span text:style-name="T2">АИС</text:span><text:span text:style-name="T1">. В структурной схеме ГАС “Контур” вычленить </text:span><text:span text:style-name="T2">СОИ</text:span><text:span text:style-name="T1">, </text:span><text:span text:style-name="T2">АСОИ</text:span><text:span text:style-name="T1">, </text:span><text:span text:style-name="T2">АИС</text:span><text:span text:style-name="T1">.</text:span></text:p>
      <text:p text:style-name="P7"><text:span text:style-name="T3">СОИ</text:span><text:span text:style-name="T1"> (система обработки информации) – упорядоченное множество элементов (средств вычислительной техники), осуществляющих обработку сообщения в заданной последовательности (в соответствии с заданным алгоритмом). </text:span></text:p>
      <text:p text:style-name="P7"><text:span text:style-name="T3">АСОИ</text:span><text:span text:style-name="T1"> (автоматизированная система обработки информации) – СОИ, составной частью которой является человек или коллектив людей. </text:span></text:p>
      <text:p text:style-name="P4"><text:span text:style-name="T8">АИС </text:span>(автоматизированная информационная система) – это АСОИ, осуществляющая прием входных сообщений, их обработку и выдачу результатов их обработки для удовлетворения информационных потребностей пользователей на автоматизированных рабочих местах системы (АРМ). </text:p>
      <text:p text:style-name="P6">В структурной схеме ГАС «Контур»:</text:p>
      <text:list xml:id="list2510697951356920797" text:style-name="L1">
        <text:list-item>
          <text:p text:style-name="P2"><text:span text:style-name="T5">СОИ</text:span><text:span text:style-name="T4"> — ВС1, ВС2, ВС3</text:span></text:p>
        </text:list-item>
        <text:list-item>
          <text:p text:style-name="P2"><text:span text:style-name="T5">АСОИ</text:span><text:span text:style-name="T4"> — ОУ, УО, ГВЦ</text:span></text:p>
        </text:list-item>
        <text:list-item>
          <text:p text:style-name="P2"><text:span text:style-name="T5">АИС</text:span><text:span text:style-name="T4"> — ГВЦ1, ГВЦ2, ГВЦ3</text:span></text:p>
        </text:list-item>
      </text:list>
      <text:p text:style-name="P4"/>
      <text:p text:style-name="P5">Дата: 24.0<text:span text:style-name="T7">9</text:span>.201<text:span text:style-name="T7">8 </text:span>Подпись:_________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8:13:48.309684612</meta:creation-date>
    <dc:date>2018-09-23T18:54:49.826945891</dc:date>
    <meta:editing-duration>PT20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12" meta:character-count="900" meta:non-whitespace-character-count="793"/>
  </office:meta>
</office:document-meta>
</file>